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size-asian="15pt" style:font-size-complex="15pt"/>
    </style:style>
    <style:style style:name="P4" style:family="paragraph">
      <style:text-properties fo:font-size="15pt" style:font-size-asian="15pt" style:font-size-complex="15pt"/>
    </style:style>
    <style:style style:name="P5" style:family="paragraph">
      <style:text-properties fo:font-size="15pt" fo:font-weight="normal" style:font-size-asian="15pt" style:font-weight-asian="normal" style:font-size-complex="15pt" style:font-weight-complex="normal"/>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21pt" style:font-size-asian="21pt" style:font-size-complex="21pt"/>
    </style:style>
    <style:style style:name="T4"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h 5 – 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76cm" svg:x="0.2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count(): Returns the number of times a specified value occurs in a string</text:span></text:p>
              </table:table-cell>
              <table:table-cell/>
            </table:table-row>
            <table:table-row table:style-name="ro2" table:default-cell-style-name="ce1">
              <table:table-cell>
                <text:p text:style-name="P3"><text:span text:style-name="T1">startswith(): Returns true if the string starts with the specified value</text:span></text:p>
              </table:table-cell>
              <table:table-cell/>
            </table:table-row>
            <table:table-row table:style-name="ro3" table:default-cell-style-name="ce1">
              <table:table-cell>
                <text:p text:style-name="P3"><text:span text:style-name="T1">endswith(): Returns true if the string ends with the specified value</text:span></text:p>
              </table:table-cell>
              <table:table-cell>
                <text:list text:style-name="L2">
                  <text:list-header>
                    <text:p text:style-name="P4"><text:span text:style-name="T1">Form validation of an email ID</text:span></text:p>
                  </text:list-header>
                </text:list>
              </table:table-cell>
            </table:table-row>
            <table:table-row table:style-name="ro3" table:default-cell-style-name="ce1">
              <table:table-cell>
                <text:p text:style-name="P3"><text:span text:style-name="T1">isalpha(): Returns True if all characters in the string are in the alphabet</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 text:style-name="P4"><text:span text:style-name="T1">Usage: Form validation</text:span></text:p>
                  </text:list-header>
                </text:list>
              </table:table-cell>
            </table:table-row>
            <table:table-row table:style-name="ro4" table:default-cell-style-name="ce1">
              <table:table-cell>
                <text:p text:style-name="P3"><text:span text:style-name="T1">isspace(): Returns True if all characters in the string are whitespaces</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1">islower(): Returns True if all characters in the string are lower case</text:span></text:p>
                <text:p text:style-name="P3"><text:span text:style-name="T1">isupper(): Returns True if all characters in the string are upper case</text:span></text:p>
              </table:table-cell>
              <table:table-cell/>
            </table:table-row>
            <table:table-row table:style-name="ro3" table:default-cell-style-name="ce1">
              <table:table-cell>
                <text:p text:style-name="P3"><text:span text:style-name="T1">lower(): Converts a string into lower case</text:span></text:p>
                <text:p text:style-name="P3"><text:span text:style-name="T1">upper(): Converts a string into upper case</text:span></text:p>
              </table:table-cell>
              <table:table-cell>
                <text:list text:continue-numbering="true" text:style-name="L2">
                  <text:list-header>
                    <text:p text:style-name="P4"><text:span text:style-name="T1">Used in palindrome check.</text:span></text:p>
                  </text:list-header>
                </text:list>
              </table:table-cell>
            </table:table-row>
            <table:table-row table:style-name="ro5" table:default-cell-style-name="ce1">
              <table:table-cell>
                <text:p text:style-name="P3"><text:span text:style-name="T1">split(): Splits the string at the specified separator, and returns a list</text:span></text:p>
              </table:table-cell>
              <table:table-cell>
                <text:list text:continue-numbering="true" text:style-name="L2">
                  <text:list-header>
                    <text:p text:style-name="P4"><text:span text:style-name="T1">Usage: File processing</text:span></text:p>
                  </text:list-header>
                </text:list>
              </table:table-cell>
            </table:table-row>
            <table:table-row table:style-name="ro6">
              <table:table-cell table:style-name="ce1">
                <text:p text:style-name="P3"><text:span text:style-name="T1">splitlines(): Splits the string at line breaks and returns a list</text:span></text:p>
              </table:table-cell>
              <table:table-cell table:style-name="ce2">
                <text:list text:continue-numbering="true" text:style-name="L2">
                  <text:list-header>
                    <text:p text:style-name="P5"><text:span text:style-name="T2">Usage: File processing</text:span></text:p>
                  </text:list-header>
                </text:list>
              </table:table-cell>
            </table:table-row>
            <table:table-row table:style-name="ro6" table:default-cell-style-name="ce1">
              <table:table-cell>
                <text:p text:style-name="P3"><text:span text:style-name="T1">strip(): Returns a trimmed version of the string</text:span></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4"><text:span text:style-name="T1">Left padding a string with 0s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Note About String in Python</text:p>
          </draw:text-box>
        </draw:frame>
        <draw:frame presentation:style-name="pr5" draw:text-style-name="P1" draw:layer="layout" svg:width="26cm" svg:height="10cm" svg:x="1cm" svg:y="3cm" presentation:class="outline" presentation:user-transformed="true">
          <draw:text-box>
            <text:list text:style-name="L3">
              <text:list-header>
                <text:p><text:span text:style-name="T3">A line about Python String from the book "Pg 191, Learning Python (O'Reilly, 5e)": <text:s/></text:span></text:p>
                <text:p><text:span text:style-name="T3">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text:span></text:p>
                <text:p><text:span text:style-name="T4">Note: All string methods returns new values. They do not change the original string.</text:span></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3</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3</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1H42M50S</meta:editing-duration>
    <meta:editing-cycles>16</meta:editing-cycles>
    <meta:generator>LibreOffice/7.3.7.2$Linux_X86_64 LibreOffice_project/30$Build-2</meta:generator>
    <dc:title>Blue Curve</dc:title>
    <dc:date>2023-04-14T19:06:04.227723415</dc:date>
    <meta:document-statistic meta:object-count="46"/>
  </office:meta>
</office:document-meta>
</file>